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Web" style:master-page-name="MP0" style:family="paragraph">
      <style:paragraph-properties fo:break-before="page"/>
    </style:style>
    <style:style style:name="T2" style:parent-style-name="Stærk" style:family="text">
      <style:text-properties style:font-name-asian="Times New Roman" fo:language="en" fo:country="US"/>
    </style:style>
    <style:style style:name="T3" style:parent-style-name="Stærk" style:family="text">
      <style:text-properties style:font-name-asian="Times New Roman" fo:language="en" fo:country="US"/>
    </style:style>
    <style:style style:name="T4" style:parent-style-name="Standardskrifttypeiafsnit" style:family="text">
      <style:text-properties fo:language="en" fo:country="US"/>
    </style:style>
    <style:style style:name="T5" style:parent-style-name="Stærk" style:family="text">
      <style:text-properties style:font-name-asian="Times New Roman" fo:language="en" fo:country="US"/>
    </style:style>
    <style:style style:name="T6" style:parent-style-name="Stærk" style:family="text">
      <style:text-properties style:font-name-asian="Times New Roman" fo:language="en" fo:country="US"/>
    </style:style>
    <style:style style:name="T7" style:parent-style-name="Standardskrifttypeiafsnit" style:family="text">
      <style:text-properties fo:language="en" fo:country="US"/>
    </style:style>
    <style:style style:name="T8" style:parent-style-name="Stærk" style:family="text">
      <style:text-properties style:font-name-asian="Times New Roman" fo:language="en" fo:country="US"/>
    </style:style>
    <style:style style:name="T9" style:parent-style-name="Stærk" style:family="text">
      <style:text-properties style:font-name-asian="Times New Roman" fo:language="en" fo:country="US"/>
    </style:style>
    <style:style style:name="T10" style:parent-style-name="Standardskrifttypeiafsnit" style:family="text">
      <style:text-properties fo:language="en" fo:country="US"/>
    </style:style>
    <style:style style:name="T11" style:parent-style-name="Stærk" style:family="text">
      <style:text-properties style:font-name-asian="Times New Roman" fo:language="en" fo:country="US"/>
    </style:style>
    <style:style style:name="T12" style:parent-style-name="Stærk" style:family="text">
      <style:text-properties style:font-name-asian="Times New Roman" fo:language="en" fo:country="US"/>
    </style:style>
    <style:style style:name="T13" style:parent-style-name="Standardskrifttypeiafsnit" style:family="text">
      <style:text-properties fo:language="en" fo:country="US"/>
    </style:style>
    <style:style style:name="T14" style:parent-style-name="Stærk" style:family="text">
      <style:text-properties style:font-name-asian="Times New Roman" fo:language="en" fo:country="US"/>
    </style:style>
    <style:style style:name="T15" style:parent-style-name="Stærk" style:family="text">
      <style:text-properties style:font-name-asian="Times New Roman" fo:language="en" fo:country="US"/>
    </style:style>
    <style:style style:name="T16" style:parent-style-name="Standardskrifttypeiafsnit" style:family="text">
      <style:text-properties fo:language="en" fo:country="US"/>
    </style:style>
    <style:style style:name="T17" style:parent-style-name="Stærk" style:family="text">
      <style:text-properties style:font-name-asian="Times New Roman" fo:language="en" fo:country="US"/>
    </style:style>
    <style:style style:name="T18" style:parent-style-name="Stærk" style:family="text">
      <style:text-properties style:font-name-asian="Times New Roman" fo:language="en" fo:country="US"/>
    </style:style>
    <style:style style:name="T19" style:parent-style-name="Standardskrifttypeiafsnit" style:family="text">
      <style:text-properties fo:language="en" fo:country="US"/>
    </style:style>
    <style:style style:name="T20" style:parent-style-name="Stærk" style:family="text">
      <style:text-properties style:font-name-asian="Times New Roman" fo:language="en" fo:country="US"/>
    </style:style>
    <style:style style:name="T21" style:parent-style-name="Stærk" style:family="text">
      <style:text-properties style:font-name-asian="Times New Roman" fo:language="en" fo:country="US"/>
    </style:style>
    <style:style style:name="T22" style:parent-style-name="Standardskrifttypeiafsnit" style:family="text">
      <style:text-properties fo:language="en" fo:country="US"/>
    </style:style>
    <style:style style:name="T23" style:parent-style-name="Stærk" style:family="text">
      <style:text-properties style:font-name-asian="Times New Roman" fo:language="en" fo:country="US"/>
    </style:style>
    <style:style style:name="T24" style:parent-style-name="Standardskrifttypeiafsnit" style:family="text">
      <style:text-properties fo:language="en" fo:country="US"/>
    </style:style>
    <style:style style:name="T25" style:parent-style-name="Stærk" style:family="text">
      <style:text-properties style:font-name-asian="Times New Roman" fo:language="en" fo:country="US"/>
    </style:style>
    <style:style style:name="T26" style:parent-style-name="Standardskrifttypeiafsnit" style:family="text">
      <style:text-properties fo:language="en" fo:country="US"/>
    </style:style>
    <style:style style:name="T27" style:parent-style-name="Stærk" style:family="text">
      <style:text-properties style:font-name-asian="Times New Roman" fo:language="en" fo:country="US"/>
    </style:style>
    <style:style style:name="T28" style:parent-style-name="Stærk" style:family="text">
      <style:text-properties style:font-name-asian="Times New Roman" fo:language="en" fo:country="US"/>
    </style:style>
    <style:style style:name="T29" style:parent-style-name="Standardskrifttypeiafsnit" style:family="text">
      <style:text-properties fo:language="en" fo:country="US"/>
    </style:style>
    <style:style style:name="T30" style:parent-style-name="Stærk" style:family="text">
      <style:text-properties style:font-name-asian="Times New Roman" fo:language="en" fo:country="US"/>
    </style:style>
    <style:style style:name="T31" style:parent-style-name="Stærk" style:family="text">
      <style:text-properties style:font-name-asian="Times New Roman" fo:language="en" fo:country="US"/>
    </style:style>
    <style:style style:name="T32" style:parent-style-name="Standardskrifttypeiafsnit" style:family="text">
      <style:text-properties fo:language="en" fo:country="US"/>
    </style:style>
    <style:style style:name="P33" style:parent-style-name="Normal" style:family="paragraph">
      <style:text-properties fo:language="en" fo:country="US"/>
    </style:style>
    <style:style style:name="P3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da" style:country-asian="DK"/>
    </style:style>
    <style:style style:name="P35" style:parent-style-name="Normal" style:family="paragraph">
      <style:paragraph-properties fo:margin-top="0.0694in" fo:margin-bottom="0.0694in" fo:line-height="100%"/>
    </style:style>
    <style:style style:name="T36" style:parent-style-name="Standardskrifttypeiafsni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da" style:country-asian="DK"/>
    </style:style>
    <style:style style:name="P37"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da" style:country-asian="DK"/>
    </style:style>
    <style:style style:name="P38" style:parent-style-name="Normal" style:family="paragraph">
      <style:paragraph-properties fo:margin-top="0.0694in" fo:margin-bottom="0.0694in" fo:line-height="100%"/>
    </style:style>
    <style:style style:name="T39" style:parent-style-name="Standardskrifttypeiafsni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a" style:country-asian="DK"/>
    </style:style>
    <style:style style:name="P40" style:parent-style-name="Normal" style:list-style-name="LFO1" style:family="paragraph">
      <style:paragraph-properties fo:margin-top="0.0694in" fo:margin-bottom="0.0694in" fo:line-height="100%"/>
    </style:style>
    <style:style style:name="T41" style:parent-style-name="Standardskrifttypeiafsni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da" style:country-asian="DK"/>
    </style:style>
    <style:style style:name="T42" style:parent-style-name="Standardskrifttypeiafsnit" style:family="text">
      <style:text-properties style:font-name="Times New Roman" style:font-name-asian="Times New Roman" style:font-name-complex="Times New Roman" style:letter-kerning="false" fo:font-size="12pt" style:font-size-asian="12pt" style:font-size-complex="12pt" fo:language="en" fo:country="US" style:language-asian="da" style:country-asian="DK"/>
    </style:style>
    <style:style style:name="P43" style:parent-style-name="Normal" style:list-style-name="LFO1" style:family="paragraph">
      <style:paragraph-properties fo:margin-top="0.0694in" fo:margin-bottom="0.0694in" fo:line-height="100%"/>
    </style:style>
    <style:style style:name="T44" style:parent-style-name="Standardskrifttypeiafsni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da" style:country-asian="DK"/>
    </style:style>
    <style:style style:name="T45" style:parent-style-name="Standardskrifttypeiafsnit" style:family="text">
      <style:text-properties style:font-name="Times New Roman" style:font-name-asian="Times New Roman" style:font-name-complex="Times New Roman" style:letter-kerning="false" fo:font-size="12pt" style:font-size-asian="12pt" style:font-size-complex="12pt" fo:language="en" fo:country="US" style:language-asian="da" style:country-asian="DK"/>
    </style:style>
    <style:style style:name="P46" style:parent-style-name="Normal" style:list-style-name="LFO1" style:family="paragraph">
      <style:paragraph-properties fo:margin-top="0.0694in" fo:margin-bottom="0.0694in" fo:line-height="100%"/>
    </style:style>
    <style:style style:name="T47" style:parent-style-name="Standardskrifttypeiafsni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da" style:country-asian="DK"/>
    </style:style>
    <style:style style:name="T48" style:parent-style-name="Standardskrifttypeiafsnit" style:family="text">
      <style:text-properties style:font-name="Times New Roman" style:font-name-asian="Times New Roman" style:font-name-complex="Times New Roman" style:letter-kerning="false" fo:font-size="12pt" style:font-size-asian="12pt" style:font-size-complex="12pt" fo:language="en" fo:country="US" style:language-asian="da" style:country-asian="DK"/>
    </style:style>
    <style:style style:name="P49" style:parent-style-name="Normal" style:family="paragraph">
      <style:paragraph-properties fo:margin-top="0.0694in" fo:margin-bottom="0.0694in" fo:line-height="100%"/>
    </style:style>
    <style:style style:name="T50" style:parent-style-name="Standardskrifttypeiafsni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da" style:country-asian="DK"/>
    </style:style>
    <style:style style:name="P51"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da" style:country-asian="DK"/>
    </style:style>
    <style:style style:name="P52" style:parent-style-name="Normal" style:family="paragraph">
      <style:text-properties fo:language="en" fo:country="US"/>
    </style:style>
    <style:style style:name="P5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da" style:country-asian="DK"/>
    </style:style>
    <style:style style:name="P54" style:parent-style-name="Normal" style:family="paragraph">
      <style:paragraph-properties fo:margin-top="0.0694in" fo:margin-bottom="0.0694in" fo:line-height="100%"/>
    </style:style>
    <style:style style:name="T55" style:parent-style-name="Standardskrifttypeiafsni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da" style:country-asian="DK"/>
    </style:style>
    <style:style style:name="P56"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da" style:country-asian="DK"/>
    </style:style>
    <style:style style:name="P57" style:parent-style-name="Normal" style:family="paragraph">
      <style:paragraph-properties fo:margin-top="0.0694in" fo:margin-bottom="0.0694in" fo:line-height="100%"/>
    </style:style>
    <style:style style:name="T58" style:parent-style-name="Standardskrifttypeiafsni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a" style:country-asian="DK"/>
    </style:style>
    <style:style style:name="P59" style:parent-style-name="Normal" style:list-style-name="LFO2" style:family="paragraph">
      <style:paragraph-properties fo:margin-top="0.0694in" fo:margin-bottom="0.0694in" fo:line-height="100%"/>
    </style:style>
    <style:style style:name="T60" style:parent-style-name="Standardskrifttypeiafsni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da" style:country-asian="DK"/>
    </style:style>
    <style:style style:name="T61" style:parent-style-name="Standardskrifttypeiafsnit" style:family="text">
      <style:text-properties style:font-name="Times New Roman" style:font-name-asian="Times New Roman" style:font-name-complex="Times New Roman" style:letter-kerning="false" fo:font-size="12pt" style:font-size-asian="12pt" style:font-size-complex="12pt" fo:language="en" fo:country="US" style:language-asian="da" style:country-asian="DK"/>
    </style:style>
    <style:style style:name="P62" style:parent-style-name="Normal" style:list-style-name="LFO2" style:family="paragraph">
      <style:paragraph-properties fo:margin-top="0.0694in" fo:margin-bottom="0.0694in" fo:line-height="100%"/>
    </style:style>
    <style:style style:name="T63" style:parent-style-name="Standardskrifttypeiafsni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da" style:country-asian="DK"/>
    </style:style>
    <style:style style:name="T64" style:parent-style-name="Standardskrifttypeiafsnit" style:family="text">
      <style:text-properties style:font-name="Times New Roman" style:font-name-asian="Times New Roman" style:font-name-complex="Times New Roman" style:letter-kerning="false" fo:font-size="12pt" style:font-size-asian="12pt" style:font-size-complex="12pt" fo:language="en" fo:country="US" style:language-asian="da" style:country-asian="DK"/>
    </style:style>
    <style:style style:name="P65" style:parent-style-name="Normal" style:list-style-name="LFO2" style:family="paragraph">
      <style:paragraph-properties fo:margin-top="0.0694in" fo:margin-bottom="0.0694in" fo:line-height="100%"/>
    </style:style>
    <style:style style:name="T66" style:parent-style-name="Standardskrifttypeiafsni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da" style:country-asian="DK"/>
    </style:style>
    <style:style style:name="T67" style:parent-style-name="Standardskrifttypeiafsnit" style:family="text">
      <style:text-properties style:font-name="Times New Roman" style:font-name-asian="Times New Roman" style:font-name-complex="Times New Roman" style:letter-kerning="false" fo:font-size="12pt" style:font-size-asian="12pt" style:font-size-complex="12pt" fo:language="en" fo:country="US" style:language-asian="da" style:country-asian="DK"/>
    </style:style>
    <style:style style:name="P68" style:parent-style-name="Normal" style:family="paragraph">
      <style:paragraph-properties fo:margin-top="0.0694in" fo:margin-bottom="0.0694in" fo:line-height="100%"/>
    </style:style>
    <style:style style:name="T69" style:parent-style-name="Standardskrifttypeiafsni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da" style:country-asian="DK"/>
    </style:style>
    <style:style style:name="P70" style:parent-style-name="Normal"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da" style:country-asian="DK"/>
    </style:style>
    <style:style style:name="P71" style:parent-style-name="Normal" style:family="paragraph">
      <style:text-properties fo:language="en" fo:country="US"/>
    </style:style>
    <style:style style:name="P7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a" style:country-asian="DK"/>
    </style:style>
    <style:style style:name="P73" style:parent-style-name="Normal" style:list-style-name="LFO3" style:family="paragraph">
      <style:paragraph-properties fo:margin-top="0.0694in" fo:margin-bottom="0.0694in" fo:line-height="100%"/>
    </style:style>
    <style:style style:name="T74" style:parent-style-name="Standardskrifttypeiafsni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a" style:country-asian="DK"/>
    </style:style>
    <style:style style:name="P75" style:parent-style-name="Normal" style:list-style-name="LFO3"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a" style:country-asian="DK"/>
    </style:style>
    <style:style style:name="P76" style:parent-style-name="Normal" style:list-style-name="LFO3"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a" style:country-asian="DK"/>
    </style:style>
    <style:style style:name="P77" style:parent-style-name="Normal" style:list-style-name="LFO3"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da" style:country-asian="DK"/>
    </style:style>
    <style:style style:name="P78" style:parent-style-name="Normal" style:list-style-name="LFO3" style:family="paragraph">
      <style:paragraph-properties fo:margin-top="0.0694in" fo:margin-bottom="0.0694in" fo:line-height="100%"/>
    </style:style>
    <style:style style:name="T79" style:parent-style-name="Standardskrifttypeiafsnit"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da" style:country-asian="DK"/>
    </style:style>
    <style:style style:name="P80" style:parent-style-name="Normal" style:list-style-name="LFO3"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a" style:country-asian="DK"/>
    </style:style>
    <style:style style:name="P81" style:parent-style-name="Normal" style:list-style-name="LFO3"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da" style:country-asian="DK"/>
    </style:style>
    <style:style style:name="P82" style:parent-style-name="Normal" style:list-style-name="LFO3"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da" style:country-asian="DK"/>
    </style:style>
    <style:style style:name="P83" style:parent-style-name="Normal" style:family="paragraph">
      <style:text-properties fo:language="en" fo:country="US"/>
    </style:style>
  </office:automatic-styles>
  <office:body>
    <office:text text:use-soft-page-breaks="true">
      <text:p text:style-name="P1"><text:span text:style-name="T2">[Slide 1: Introduction]</text:span></text:p>
      <text:p text:style-name="NormalWeb"><text:span text:style-name="T3">Presenter:</text:span><text:span text:style-name="T4"><text:s/>Good morning/afternoon everyone. Today, I will be discussing two fundamental design patterns in software engineering: the Strategy Pattern and the Template Method Pattern. These patterns are essential for creating flexible and maintainable code.</text:span></text:p>
      <text:p text:style-name="NormalWeb"><text:span text:style-name="T5">[Slide 2: Overview of Behavioral Patterns]</text:span></text:p>
      <text:p text:style-name="NormalWeb"><text:span text:style-name="T6">Presenter:</text:span><text:span text:style-name="T7"><text:s/>Both the Strategy Pattern and the Template Method Pattern are behavioral patterns. They help separate algorithms from the specific details of how they are implemented. This allows us to extend the behavior of a system more easily. The key difference is that the Strategy Pattern decides the behavior at runtime using composition, while the Template Method Pattern defines the skeleton of an algorithm at compile time using inheritance.</text:span></text:p>
      <text:p text:style-name="NormalWeb"><text:span text:style-name="T8">[Slide 3: Strategy Pattern]</text:span></text:p>
      <text:p text:style-name="NormalWeb"><text:span text:style-name="T9">Presenter:</text:span><text:span text:style-name="T10"><text:s/>Let’s start with the Strategy Pattern. The Strategy Pattern defines a family of algorithms, encapsulates each one, and makes them interchangeable. The behavior of the context is defined at runtime by delegating it to one of these algorithms. This is achieved through dynamic polymorphism.</text:span></text:p>
      <text:p text:style-name="NormalWeb"><text:span text:style-name="T11">[Slide 4: Example of Strategy Pattern - Burger]</text:span></text:p>
      <text:p text:style-name="NormalWeb"><text:span text:style-name="T12">Presenter:</text:span><text:span text:style-name="T13"><text:s/>Consider a burger restaurant where you can choose different types of burgers at runtime. Each burger type, such as chicken, beef, or veggie, is an algorithm that can be selected dynamically. This demonstrates the power of the Strategy Pattern in providing flexibility.</text:span></text:p>
      <text:p text:style-name="NormalWeb"><text:span text:style-name="T14">[Slide 5: Template Method Pattern]</text:span></text:p>
      <text:p text:style-name="NormalWeb"><text:span text:style-name="T15">Presenter:</text:span><text:span text:style-name="T16"><text:s/>Next, the Template Method Pattern. This pattern defines the skeleton of an algorithm in a method, deferring some steps to subclasses. It allows subclasses to redefine certain steps of an algorithm without changing its overall structure. This is achieved through static polymorphism and inheritance.</text:span></text:p>
      <text:p text:style-name="NormalWeb"><text:span text:style-name="T17">[Slide 6: Example of Template Method Pattern - Meal Recipe]</text:span></text:p>
      <text:p text:style-name="NormalWeb"><text:span text:style-name="T18">Presenter:</text:span><text:span text:style-name="T19"><text:s/>An example of the Template Method Pattern is a meal recipe where the general steps of making a meal are defined, but the specific steps, such as cooking methods or ingredients, are left to the subclasses to define. This ensures consistency in the overall process while allowing flexibility in the details.</text:span></text:p>
      <text:p text:style-name="NormalWeb"><text:span text:style-name="T20">[Slide 7: Comparison of Strategy and Template Method Patterns]</text:span></text:p>
      <text:p text:style-name="NormalWeb"><text:span text:style-name="T21">Presenter:</text:span><text:span text:style-name="T22"><text:s/>Let’s compare the two patterns. The Template Method Pattern uses inheritance, where a subclass inherits and modifies methods from an abstract class. In contrast, the Strategy Pattern uses composition, where an object delegates an action to another object. The Template Method ensures consistency by using a common structure in the base class, while the Strategy Pattern makes it easy to switch strategies at runtime.</text:span></text:p>
      <text:soft-page-break/>
      <text:p text:style-name="NormalWeb"><text:span text:style-name="T23">[Slide 8: SOLID Principles</text:span><text:span text:style-name="T24">]</text:span></text:p>
      <text:p text:style-name="NormalWeb"><text:span text:style-name="T25">Presenter:</text:span><text:span text:style-name="T26"><text:s/>Both patterns adhere to the SOLID principles. They support the Single Responsibility Principle (SRP) by having a single responsibility per class or interface. They support the Open-Closed Principle (OCP) by allowing the addition of more classes that implement the interfaces without altering existing code. They follow the Liskov Substitution Principle (LSP) by ensuring that subclasses or implementations can be used interchangeably. The Template Method Pattern provides a form of interface segregation with abstract classes, and both patterns depend on abstractions rather than concrete implementations, adhering to the Dependency Inversion Principle (DIP).</text:span></text:p>
      <text:p text:style-name="NormalWeb"><text:span text:style-name="T27">[Slide 9: Practical Considerations]</text:span></text:p>
      <text:p text:style-name="NormalWeb"><text:span text:style-name="T28">Presenter:</text:span><text:span text:style-name="T29"><text:s/>In practice, choosing between these patterns depends on your specific needs. If you need to switch between different behaviors dynamically, the Strategy Pattern is more suitable. If you need to ensure a consistent algorithm structure while allowing certain steps to vary, the Template Method Pattern is a better choice.</text:span></text:p>
      <text:p text:style-name="NormalWeb"><text:span text:style-name="T30">[Slide 10: Conclusion]</text:span></text:p>
      <text:p text:style-name="NormalWeb"><text:span text:style-name="T31">Presenter:</text:span><text:span text:style-name="T32"><text:s/>In conclusion, both the Strategy Pattern and the Template Method Pattern provide powerful ways to make your code more flexible and maintainable. By understanding and applying these patterns, you can create software that is easier to extend and adapt to changing requirements.</text:span></text:p>
      <text:p text:style-name="P33"/>
      <text:h text:style-name="P34" text:outline-level="4">Strategy Pattern</text:h>
      <text:p text:style-name="P35"><text:span text:style-name="T36">Definition:</text:span></text:p>
      <text:p text:style-name="P37">The Strategy Pattern defines a family of algorithms, encapsulates each one, and makes them interchangeable. The behavior of the context is defined at runtime by delegating it to one of the algorithms.</text:p>
      <text:p text:style-name="P38"><text:span text:style-name="T39">Key Points:</text:span></text:p>
      <text:list text:style-name="LFO1" text:continue-numbering="true">
        <text:list-item>
          <text:p text:style-name="P40"><text:span text:style-name="T41">Encapsulation:</text:span><text:span text:style-name="T42"><text:s/>Each algorithm is encapsulated in a separate class.</text:span></text:p>
        </text:list-item>
        <text:list-item>
          <text:p text:style-name="P43"><text:span text:style-name="T44">Interchangeability:</text:span><text:span text:style-name="T45"><text:s/>Algorithms can be easily swapped.</text:span></text:p>
        </text:list-item>
        <text:list-item>
          <text:p text:style-name="P46"><text:span text:style-name="T47">Dynamic Behavior:</text:span><text:span text:style-name="T48"><text:s/>The behavior is determined at runtime.</text:span></text:p>
        </text:list-item>
      </text:list>
      <text:p text:style-name="P49"><text:span text:style-name="T50">Example - Burger Selection:</text:span></text:p>
      <text:p text:style-name="P51">Imagine we are creating a system where a customer can choose different types of burgers. We will use the Strategy Pattern to encapsulate the algorithms for different burger preparations.</text:p>
      <text:p text:style-name="P52"/>
      <text:h text:style-name="P53" text:outline-level="4">Template Method Pattern</text:h>
      <text:soft-page-break/>
      <text:p text:style-name="P54"><text:span text:style-name="T55">Definition:</text:span></text:p>
      <text:p text:style-name="P56">The Template Method Pattern defines the skeleton of an algorithm in a method, deferring some steps to subclasses. This allows subclasses to redefine certain steps of the algorithm without changing its structure.</text:p>
      <text:p text:style-name="P57"><text:span text:style-name="T58">Key Points:</text:span></text:p>
      <text:list text:style-name="LFO2" text:continue-numbering="true">
        <text:list-item>
          <text:p text:style-name="P59"><text:span text:style-name="T60">Skeleton:</text:span><text:span text:style-name="T61"><text:s/>The main algorithm is defined in a base class.</text:span></text:p>
        </text:list-item>
        <text:list-item>
          <text:p text:style-name="P62"><text:span text:style-name="T63">Override Steps:</text:span><text:span text:style-name="T64"><text:s/>Subclasses override specific steps of the algorithm.</text:span></text:p>
        </text:list-item>
        <text:list-item>
          <text:p text:style-name="P65"><text:span text:style-name="T66">Static Behavior:</text:span><text:span text:style-name="T67"><text:s/>The structure is determined at compile time.</text:span></text:p>
        </text:list-item>
      </text:list>
      <text:p text:style-name="P68"><text:span text:style-name="T69">Example - Meal Recipe:</text:span></text:p>
      <text:p text:style-name="P70">Consider a scenario where we have a base recipe class and different types of meals that inherit from it. We will use the Template Method Pattern to define the recipe structure.</text:p>
      <text:p text:style-name="P71"/>
      <text:h text:style-name="P72" text:outline-level="4">Comparison: Strategy vs. Template Method</text:h>
      <text:list text:style-name="LFO3" text:continue-numbering="true">
        <text:list-item>
          <text:p text:style-name="P73"><text:span text:style-name="T74">Strategy Pattern:</text:span></text:p>
          <text:list text:continue-numbering="true">
            <text:list-item>
              <text:p text:style-name="P75">Based on composition.</text:p>
            </text:list-item>
            <text:list-item>
              <text:p text:style-name="P76">Behavior defined at runtime.</text:p>
            </text:list-item>
            <text:list-item>
              <text:p text:style-name="P77">Easy to switch strategies dynamically.</text:p>
            </text:list-item>
          </text:list>
        </text:list-item>
        <text:list-item>
          <text:p text:style-name="P78"><text:span text:style-name="T79">Template Method Pattern:</text:span></text:p>
          <text:list text:continue-numbering="true">
            <text:list-item>
              <text:p text:style-name="P80">Based on inheritance.</text:p>
            </text:list-item>
            <text:list-item>
              <text:p text:style-name="P81">Structure defined at compile time.</text:p>
            </text:list-item>
            <text:list-item>
              <text:p text:style-name="P82">Consistent algorithm structure with customizable steps.</text:p>
            </text:list-item>
          </text:list>
        </text:list-item>
      </text:list>
      <text:p text:style-name="P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05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Overskrift2" style:display-name="Overskrift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Overskrift3" style:display-name="Overskrift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Overskrift4" style:display-name="Overskrift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Overskrift5" style:display-name="Overskrift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Overskrift6" style:display-name="Overskrift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Overskrift7" style:display-name="Overskrift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Overskrift8" style:display-name="Overskrift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Overskrift9" style:display-name="Overskrift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1Tegn" style:display-name="Overskrift 1 Tegn" style:family="text" style:parent-style-name="Standardskrifttypeiafsnit">
      <style:text-properties style:font-name="Aptos Display" style:font-name-asian="Times New Roman" style:font-name-complex="Times New Roman" fo:color="#0F4761" fo:font-size="20pt" style:font-size-asian="20pt" style:font-size-complex="20pt"/>
    </style:style>
    <style:style style:name="Overskrift2Tegn" style:display-name="Overskrift 2 Tegn" style:family="text" style:parent-style-name="Standardskrifttypeiafsnit">
      <style:text-properties style:font-name="Aptos Display" style:font-name-asian="Times New Roman" style:font-name-complex="Times New Roman" fo:color="#0F4761" fo:font-size="16pt" style:font-size-asian="16pt" style:font-size-complex="16pt"/>
    </style:style>
    <style:style style:name="Overskrift3Tegn" style:display-name="Overskrift 3 Tegn" style:family="text" style:parent-style-name="Standardskrifttypeiafsnit">
      <style:text-properties style:font-name-asian="Times New Roman" style:font-name-complex="Times New Roman" fo:color="#0F4761" fo:font-size="14pt" style:font-size-asian="14pt" style:font-size-complex="14pt"/>
    </style:style>
    <style:style style:name="Overskrift4Tegn" style:display-name="Overskrift 4 Tegn" style:family="text" style:parent-style-name="Standardskrifttypeiafsnit">
      <style:text-properties style:font-name-asian="Times New Roman" style:font-name-complex="Times New Roman" fo:font-style="italic" style:font-style-asian="italic" style:font-style-complex="italic" fo:color="#0F4761"/>
    </style:style>
    <style:style style:name="Overskrift5Tegn" style:display-name="Overskrift 5 Tegn" style:family="text" style:parent-style-name="Standardskrifttypeiafsnit">
      <style:text-properties style:font-name-asian="Times New Roman" style:font-name-complex="Times New Roman" fo:color="#0F4761"/>
    </style:style>
    <style:style style:name="Overskrift6Tegn" style:display-name="Overskrift 6 Tegn" style:family="text" style:parent-style-name="Standardskrifttypeiafsnit">
      <style:text-properties style:font-name-asian="Times New Roman" style:font-name-complex="Times New Roman" fo:font-style="italic" style:font-style-asian="italic" style:font-style-complex="italic" fo:color="#595959"/>
    </style:style>
    <style:style style:name="Overskrift7Tegn" style:display-name="Overskrift 7 Tegn" style:family="text" style:parent-style-name="Standardskrifttypeiafsnit">
      <style:text-properties style:font-name-asian="Times New Roman" style:font-name-complex="Times New Roman" fo:color="#595959"/>
    </style:style>
    <style:style style:name="Overskrift8Tegn" style:display-name="Overskrift 8 Tegn" style:family="text" style:parent-style-name="Standardskrifttypeiafsnit">
      <style:text-properties style:font-name-asian="Times New Roman" style:font-name-complex="Times New Roman" fo:font-style="italic" style:font-style-asian="italic" style:font-style-complex="italic" fo:color="#272727"/>
    </style:style>
    <style:style style:name="Overskrift9Tegn" style:display-name="Overskrift 9 Tegn" style:family="text" style:parent-style-name="Standardskrifttypeiafsnit">
      <style:text-properties style:font-name-asian="Times New Roman" style:font-name-complex="Times New Roman" fo:color="#272727"/>
    </style:style>
    <style:style style:name="Titel" style:display-name="Titel"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Tegn" style:display-name="Titel Tegn" style:family="text" style:parent-style-name="Standardskrifttypeiafsnit">
      <style:text-properties style:font-name="Aptos Display" style:font-name-asian="Times New Roman" style:font-name-complex="Times New Roman" fo:letter-spacing="-0.0069in" style:letter-kerning="true" fo:font-size="28pt" style:font-size-asian="28pt" style:font-size-complex="28pt"/>
    </style:style>
    <style:style style:name="Undertitel" style:display-name="Undertitel"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UndertitelTegn" style:display-name="Undertitel Tegn" style:family="text" style:parent-style-name="Standardskrifttypeiafsnit">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Tegn" style:display-name="Citat Tegn" style:family="text" style:parent-style-name="Standardskrifttypeiafsnit">
      <style:text-properties fo:font-style="italic" style:font-style-asian="italic" style:font-style-complex="italic" fo:color="#404040"/>
    </style:style>
    <style:style style:name="Listeafsnit" style:display-name="Listeafsnit" style:family="paragraph" style:parent-style-name="Normal">
      <style:paragraph-properties style:contextual-spacing="true" fo:margin-left="0.5in">
        <style:tab-stops/>
      </style:paragraph-properties>
      <style:text-properties fo:hyphenate="false"/>
    </style:style>
    <style:style style:name="Kraftigfremhævning" style:display-name="Kraftig fremhævning" style:family="text" style:parent-style-name="Standardskrifttypeiafsnit">
      <style:text-properties fo:font-style="italic" style:font-style-asian="italic" style:font-style-complex="italic" fo:color="#0F4761"/>
    </style:style>
    <style:style style:name="Stærktcitat" style:display-name="Stærkt c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ærktcitatTegn" style:display-name="Stærkt citat Tegn" style:family="text" style:parent-style-name="Standardskrifttypeiafsnit">
      <style:text-properties fo:font-style="italic" style:font-style-asian="italic" style:font-style-complex="italic" fo:color="#0F4761"/>
    </style:style>
    <style:style style:name="Kraftighenvisning" style:display-name="Kraftig henvisning" style:family="text" style:parent-style-name="Standardskrifttypeiafsni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da" style:country-asian="DK" fo:hyphenate="false"/>
    </style:style>
    <style:style style:name="Stærk" style:display-name="Stærk" style:family="text" style:parent-style-name="Standardskrifttypeiafsni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ikkel Mertz</meta:initial-creator>
    <dc:creator>Mikkel Mertz</dc:creator>
    <meta:creation-date>2024-06-03T07:06:00Z</meta:creation-date>
    <dc:date>2024-06-03T07:06:00Z</dc:date>
    <meta:print-date>2024-06-03T07:04:00Z</meta:print-date>
    <meta:template xlink:href="Normal" xlink:type="simple"/>
    <meta:editing-cycles>2</meta:editing-cycles>
    <meta:editing-duration>PT60S</meta:editing-duration>
    <meta:document-statistic meta:page-count="3" meta:paragraph-count="11" meta:word-count="787" meta:character-count="5579" meta:row-count="40" meta:non-whitespace-character-count="4803"/>
  </office:meta>
</office:document-meta>
</file>